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20000001F48DB7241.png" manifest:media-type="image/png"/>
  <manifest:file-entry manifest:full-path="Pictures/10000000000000CF000000222DEE0D8A.png" manifest:media-type="image/png"/>
  <manifest:file-entry manifest:full-path="Pictures/10000000000001290000001C5A7B8DFE.png" manifest:media-type="image/png"/>
  <manifest:file-entry manifest:full-path="Pictures/10000000000000920000003AF7CC4693.png" manifest:media-type="image/png"/>
  <manifest:file-entry manifest:full-path="Pictures/1000000000000199000001A71868C3FE.png" manifest:media-type="image/png"/>
  <manifest:file-entry manifest:full-path="Pictures/10000000000002BC000001A90DFD7CA9.png" manifest:media-type="image/png"/>
  <manifest:file-entry manifest:full-path="Pictures/10000000000001B8000001BF0E2B81A4.png" manifest:media-type="image/png"/>
  <manifest:file-entry manifest:full-path="Pictures/10000000000001450000016914610669.png" manifest:media-type="image/png"/>
  <manifest:file-entry manifest:full-path="Pictures/10000000000001F300000152EF1777BE.png" manifest:media-type="image/png"/>
  <manifest:file-entry manifest:full-path="Pictures/100000000000022E000001A3AA681C15.png" manifest:media-type="image/png"/>
  <manifest:file-entry manifest:full-path="Pictures/1000000000000296000000E13C6F3E74.png" manifest:media-type="image/png"/>
  <manifest:file-entry manifest:full-path="Pictures/100000000000030F0000017458624935.png" manifest:media-type="image/png"/>
  <manifest:file-entry manifest:full-path="Pictures/100000000000012C00000137E242F692.png" manifest:media-type="image/png"/>
  <manifest:file-entry manifest:full-path="Pictures/10000000000001340000013D09A57E0C.png" manifest:media-type="image/png"/>
  <manifest:file-entry manifest:full-path="Pictures/10000000000000E80000001E8F9F9DE1.png" manifest:media-type="image/png"/>
  <manifest:file-entry manifest:full-path="Pictures/100000000000008A00000030CCD2AAB4.png" manifest:media-type="image/png"/>
  <manifest:file-entry manifest:full-path="Pictures/1000000000000128000000E57E79CF42.png" manifest:media-type="image/png"/>
  <manifest:file-entry manifest:full-path="Pictures/10000000000000E50000005B52601B21.png" manifest:media-type="image/png"/>
  <manifest:file-entry manifest:full-path="Pictures/1000000000000160000001880C628860.png" manifest:media-type="image/png"/>
  <manifest:file-entry manifest:full-path="Pictures/10000000000001900000010D44432B9B.png" manifest:media-type="image/png"/>
  <manifest:file-entry manifest:full-path="Pictures/10000000000001220000006FD9BC01F0.png" manifest:media-type="image/png"/>
  <manifest:file-entry manifest:full-path="Pictures/100000000000012F000000569224D4FC.png" manifest:media-type="image/png"/>
  <manifest:file-entry manifest:full-path="Pictures/100000000000006F00000032345AE3BA.png" manifest:media-type="image/png"/>
  <manifest:file-entry manifest:full-path="Pictures/100000000000010200000109BE061EF1.png" manifest:media-type="image/png"/>
  <manifest:file-entry manifest:full-path="Pictures/10000000000003B9000002115F452145.png" manifest:media-type="image/png"/>
  <manifest:file-entry manifest:full-path="Pictures/10000000000003B900000193EB2CEA0E.png" manifest:media-type="image/png"/>
  <manifest:file-entry manifest:full-path="Pictures/1000000000000291000001DA2D44FF88.png" manifest:media-type="image/png"/>
  <manifest:file-entry manifest:full-path="Pictures/100000000000031A000001C6E6736583.png" manifest:media-type="image/png"/>
  <manifest:file-entry manifest:full-path="Pictures/1000000000000207000000FF617A1D86.png" manifest:media-type="image/png"/>
  <manifest:file-entry manifest:full-path="Pictures/10000000000003440000027EF339C3AC.png" manifest:media-type="image/png"/>
  <manifest:file-entry manifest:full-path="Pictures/10000000000001440000016ECEEED263.png" manifest:media-type="image/png"/>
  <manifest:file-entry manifest:full-path="Pictures/100000000000008800000027B774B941.png" manifest:media-type="image/png"/>
  <manifest:file-entry manifest:full-path="Pictures/10000000000000590000001E022AAFB4.png" manifest:media-type="image/png"/>
  <manifest:file-entry manifest:full-path="Pictures/100000000000010700000060325D70DD.png" manifest:media-type="image/png"/>
  <manifest:file-entry manifest:full-path="Pictures/100000000000009700000043A003B996.png" manifest:media-type="image/png"/>
  <manifest:file-entry manifest:full-path="Pictures/1000000000000189000000815A35DCCE.png" manifest:media-type="image/png"/>
  <manifest:file-entry manifest:full-path="Pictures/10000000000003370000019EE96A6C3D.png" manifest:media-type="image/png"/>
  <manifest:file-entry manifest:full-path="Pictures/10000000000003B7000001A11CB8D16F.png" manifest:media-type="image/png"/>
  <manifest:file-entry manifest:full-path="Pictures/10000000000003200000025819812F21.png" manifest:media-type="image/png"/>
  <manifest:file-entry manifest:full-path="Pictures/100000000000022C0000013A151A4735.png" manifest:media-type="image/png"/>
  <manifest:file-entry manifest:full-path="Pictures/10000000000001930000008D16238826.png" manifest:media-type="image/png"/>
  <manifest:file-entry manifest:full-path="Pictures/10000000000001460000008AB472F895.png" manifest:media-type="image/png"/>
  <manifest:file-entry manifest:full-path="Pictures/100000000000007A00000046B814BB45.png" manifest:media-type="image/png"/>
  <manifest:file-entry manifest:full-path="Pictures/100000000000008900000039C49D4831.png" manifest:media-type="image/png"/>
  <manifest:file-entry manifest:full-path="Pictures/100000000000008C0000004B2A7BB8DA.png" manifest:media-type="image/png"/>
  <manifest:file-entry manifest:full-path="Pictures/100000000000020F00000055398AC691.png" manifest:media-type="image/png"/>
  <manifest:file-entry manifest:full-path="Pictures/100000000000002F0000001CB1724DE1.png" manifest:media-type="image/png"/>
  <manifest:file-entry manifest:full-path="Pictures/100000000000007100000026BAEDA25C.png" manifest:media-type="image/png"/>
  <manifest:file-entry manifest:full-path="Pictures/10000000000001E4000000C80A8A0916.png" manifest:media-type="image/png"/>
  <manifest:file-entry manifest:full-path="Pictures/10000000000000960000003AF932C9AD.png" manifest:media-type="image/png"/>
  <manifest:file-entry manifest:full-path="Pictures/10000000000001920000001F05F0D596.png" manifest:media-type="image/png"/>
  <manifest:file-entry manifest:full-path="Pictures/1000000000000201000000470816B969.png" manifest:media-type="image/png"/>
  <manifest:file-entry manifest:full-path="Pictures/100000000000019B00000233930432BF.png" manifest:media-type="image/png"/>
  <manifest:file-entry manifest:full-path="Pictures/10000000000002CB000000B9702224A1.png" manifest:media-type="image/png"/>
  <manifest:file-entry manifest:full-path="Pictures/10000000000001FB00000206BDFA0811.png" manifest:media-type="image/png"/>
  <manifest:file-entry manifest:full-path="Pictures/10000000000002C40000025DDDCC78C7.png" manifest:media-type="image/png"/>
  <manifest:file-entry manifest:full-path="Pictures/100000000000007A0000002630297CAD.png" manifest:media-type="image/png"/>
  <manifest:file-entry manifest:full-path="Pictures/100000000000027B000000871C75D2A4.png" manifest:media-type="image/png"/>
  <manifest:file-entry manifest:full-path="Pictures/1000000000000345000000B29FD2E7E4.png" manifest:media-type="image/png"/>
  <manifest:file-entry manifest:full-path="Pictures/100000000000009800000031C692A290.png" manifest:media-type="image/png"/>
  <manifest:file-entry manifest:full-path="Pictures/10000000000003A20000005D3022715A.png" manifest:media-type="image/png"/>
  <manifest:file-entry manifest:full-path="Pictures/10000000000000FA000000EAE67B0D5B.png" manifest:media-type="image/png"/>
  <manifest:file-entry manifest:full-path="Pictures/10000000000000CB00000063EF94E980.png" manifest:media-type="image/png"/>
  <manifest:file-entry manifest:full-path="Pictures/10000000000001A6000001BE23A60FE3.png" manifest:media-type="image/png"/>
  <manifest:file-entry manifest:full-path="Pictures/1000000000000209000000586B5E99DE.png" manifest:media-type="image/png"/>
  <manifest:file-entry manifest:full-path="Pictures/10000000000001820000023A3C03F7D8.png" manifest:media-type="image/png"/>
  <manifest:file-entry manifest:full-path="Pictures/100000000000007D000000471A1E0458.png" manifest:media-type="image/png"/>
  <manifest:file-entry manifest:full-path="Pictures/10000000000002470000018834EE3B6D.png" manifest:media-type="image/png"/>
  <manifest:file-entry manifest:full-path="Pictures/10000000000001870000017D94AEE897.png" manifest:media-type="image/png"/>
  <manifest:file-entry manifest:full-path="Pictures/100000000000036E000001812CD84D23.png" manifest:media-type="image/png"/>
  <manifest:file-entry manifest:full-path="Pictures/10000000000002280000011E3C09C6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9.444cm"/>
    </style:style>
    <style:style style:name="gr6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9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2cm" fo:min-width="17.948cm"/>
    </style:style>
    <style:style style:name="gr10" style:family="graphic" style:parent-style-name="standard">
      <style:graphic-properties svg:stroke-width="0.1cm" svg:stroke-color="#ffff99" draw:marker-start-width="0.35cm" draw:marker-end-width="0.35cm" draw:fill="none" draw:textarea-vertical-align="middle" draw:auto-grow-height="false" fo:min-height="8.077cm" fo:min-width="0.106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4.499cm"/>
    </style:style>
    <style:style style:name="gr12" style:family="graphic" style:parent-style-name="objectwithoutfill">
      <style:graphic-properties svg:stroke-width="0.1cm" svg:stroke-color="#ffff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1.0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/>
    </style:style>
    <style:style style:name="gr15" style:family="graphic" style:parent-style-name="objectwithoutfill">
      <style:graphic-properties svg:stroke-width="0.1cm" svg:stroke-color="#ffff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lyt-bluelinesgrad-subtitle">
      <style:graphic-properties draw:fill-color="#ffffff" draw:auto-grow-height="true" fo:min-height="13.38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outline1">
      <style:graphic-properties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1.986cm"/>
    </style:style>
    <style:style style:name="pr8" style:family="presentation" style:parent-style-name="lyt-bluelinesgrad-title">
      <style:graphic-properties fo:min-height="2.2cm"/>
    </style:style>
    <style:style style:name="pr9" style:family="presentation" style:parent-style-name="lyt-bluelinesgrad-title">
      <style:graphic-properties fo:min-height="3.727cm"/>
    </style:style>
    <style:style style:name="pr10" style:family="presentation" style:parent-style-name="lyt-bluelinesgrad-title">
      <style:graphic-properties fo:min-height="4.06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style:font-size-asian="28.1000003814697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text-properties fo:color="#ffff99"/>
    </style:style>
    <style:style style:name="P22" style:family="paragraph">
      <style:paragraph-properties fo:text-align="center"/>
    </style:style>
    <style:style style:name="P23" style:family="paragraph">
      <style:text-properties fo:font-size="60pt" style:font-size-asian="60pt" style:font-size-complex="60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00" fo:font-size="24pt" style:font-size-asian="24pt" style:font-size-complex="2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position="super 58%" fo:font-size="22pt" style:font-size-asian="22pt" style:font-size-complex="22pt"/>
    </style:style>
    <style:style style:name="T17" style:family="text">
      <style:text-properties style:text-position="super 58%" fo:font-size="36pt" style:font-size-asian="36pt" style:font-size-complex="36pt"/>
    </style:style>
    <style:style style:name="T18" style:family="text">
      <style:text-properties style:text-position="0% 100%" fo:font-size="36pt" style:font-size-asian="36pt" style:font-size-complex="36pt"/>
    </style:style>
    <style:style style:name="T19" style:family="text">
      <style:text-properties style:text-position="super 58%" fo:font-size="48pt" style:font-size-asian="48pt" style:font-size-complex="48pt"/>
    </style:style>
    <style:style style:name="T20" style:family="text">
      <style:text-properties fo:color="#ffff99"/>
    </style:style>
    <style:style style:name="T2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728cm" svg:height="13.38cm" svg:x="0.8cm" svg:y="5.61cm" presentation:class="subtitle" presentation:user-transformed="true">
          <draw:text-box>
            <text:p text:style-name="P1"><text:span text:style-name="T1">用十分鐘瞭解</text:span><text:span text:style-name="T1"><text:line-break/></text:span><text:span text:style-name="T1"><text:line-break/></text:span><text:span text:style-name="T1">《線性代數、向量微積分》</text:span><text:span text:style-name="T1"><text:line-break/></text:span><text:span text:style-name="T1"><text:line-break/></text:span><text:span text:style-name="T1">以及電磁學理論</text:span></text:p>
            <text:p text:style-name="P1"><text:span text:style-name="T2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</text:span><text:span text:style-name="T2">月</text:span><text:span text:style-name="T2">17</text:span><text:span text:style-name="T2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3">程式人</text:span></text:p>
          </draw:text-box>
        </draw:frame>
        <draw:frame draw:style-name="gr2" draw:text-style-name="P4" draw:layer="layout" svg:width="6.852cm" svg:height="1.047cm" svg:x="20.6cm" svg:y="0.554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01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自從小學四年級學會加減乘除之後</text:span><text:span text:style-name="T5"><text:line-break/></text:span><text:span text:style-name="T5"/></text:p>
              </text:list-item>
              <text:list-item>
                <text:p><text:span text:style-name="T5">老師所教的那些數學，就不能拿來用了！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五年級開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教圓形、方形、三角形...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六年級開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進入雞兔同籠問題之後</text:p>
              </text:list-item>
              <text:list-item>
                <text:p>有些人數學就 GG 了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也是如此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小學時我從來沒搞懂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籠子裡的兔子和雞到底有幾隻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上了國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直到國二，都還不會算<text:line-break/>二元一次聯立方程式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搞不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些x, y到底是甚麼意思！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父母親</text:p>
          </draw:text-box>
        </draw:frame>
        <draw:frame presentation:style-name="pr5" draw:text-style-name="P7" draw:layer="layout" svg:width="26.6cm" svg:height="18.494cm" svg:x="0.8cm" svg:y="6.014cm" presentation:class="outline" presentation:user-transformed="true">
          <draw:text-box>
            <text:list text:style-name="L3">
              <text:list-item>
                <text:p><text:span text:style-name="T5">都是修理皮鞋的鞋匠</text:span></text:p>
              </text:list-item>
              <text:list-item>
                <text:p><text:span text:style-name="T5">他們沒辦法教我怎麼解 </text:span><text:span text:style-name="T5">x,y</text:span></text:p>
              </text:list-item>
              <text:list-item>
                <text:p><text:span text:style-name="T5">也不知道我們的數學到底學些甚麼？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而我所念的國中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黑道很多</text:p>
              </text:list-item>
              <text:list-item>
                <text:p>白道也不少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落入了無間道的地獄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每天上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過天橋的時候</text:p>
              </text:list-item>
              <text:list-item>
                <text:p>都得先偷看一下橋上</text:p>
              </text:list-item>
              <text:list-item>
                <text:p>是否有人收保護費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如果有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要考慮繞遠路</text:p>
              </text:list-item>
              <text:list-item>
                <text:p>或者改走下面的馬路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不幸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天橋上有黑道</text:p>
              </text:list-item>
              <text:list-item>
                <text:p>天橋下有白道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不能走天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得觀望一下《管理組長》在不在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6" draw:layer="layout" svg:width="25.199cm" svg:height="3.506cm" svg:x="1.4cm" svg:y="0.837cm" presentation:class="title" presentation:user-transformed="true">
          <draw:text-box>
            <text:p>否則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被那個韓國來的管理組長抓到</text:span><text:span text:style-name="T6"><text:line-break/></text:span><text:span text:style-name="T6"/></text:p>
              </text:list-item>
              <text:list-item>
                <text:p><text:span text:style-name="T6">乾脆還是交保護費算了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draw:frame presentation:style-name="pr6" draw:layer="layout" svg:width="25.199cm" svg:height="3.506cm" svg:x="1.4cm" svg:y="0.837cm" presentation:class="title" presentation:user-transformed="true">
          <draw:text-box>
            <text:p>進了學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從早自習開始</text:p>
              </text:list-item>
              <text:list-item>
                <text:p>就得在手上抹綠油精</text:p>
              </text:list-item>
              <text:list-item>
                <text:p>因為這樣打了比較不會痛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draw:frame presentation:style-name="pr6" draw:layer="layout" svg:width="25.199cm" svg:height="3.506cm" svg:x="1.4cm" svg:y="0.837cm" presentation:class="title" presentation:user-transformed="tru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每堂課都要考試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分數太低要被打</text:p>
              </text:list-item>
              <text:list-item>
                <text:p>退步一分要打一下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draw:frame presentation:style-name="pr6" draw:layer="layout" svg:width="25.199cm" svg:height="3.506cm" svg:x="1.4cm" svg:y="0.837cm" presentation:class="title" presentation:user-transformed="true">
          <draw:text-box>
            <text:p>所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們不能考太高</text:span></text:p>
                <text:list>
                  <text:list-item>
                    <text:p><text:span text:style-name="T5">否則下次就會退步</text:span></text:p>
                  </text:list-item>
                </text:list>
              </text:list-item>
              <text:list-item>
                <text:p><text:span text:style-name="T5">也不能考太低</text:span></text:p>
                <text:list>
                  <text:list-item>
                    <text:p><text:span text:style-name="T5">否則就會被打很多下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要維持每次都夠高而且分數一模一樣</text:p>
              </text:list-item>
              <text:list-item>
                <text:p>這實在是太難了！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到二年級都沒學會聯立方程式的解法</text:p>
              </text:list-item>
              <text:list-item>
                <text:p>但是每次考試都有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只好每天被打七次</text:span></text:p>
              </text:list-item>
              <text:list-item>
                <text:p><text:span text:style-name="T6">然後回家背書、背書、再背書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在學校是A段班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每個人都要留下來課後輔導</text:span></text:p>
              </text:list-item>
              <text:list-item>
                <text:p><text:span text:style-name="T5">每個月都要繳《課後輔導費》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</text:p>
          </draw:text-box>
        </draw:frame>
        <draw:frame presentation:style-name="pr5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那和天橋上的保護費沒甚麼兩樣</text:span></text:p>
              </text:list-item>
              <text:list-item>
                <text:p><text:span text:style-name="T6">天橋的你還能躲，課後輔導費卻躲不掉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除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調到B段班去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那個學校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A</text:span><text:span text:style-name="T5">段班的體育課和音樂課</text:span></text:p>
                <text:list>
                  <text:list-item>
                    <text:p><text:span text:style-name="T5">都變成了數學課和英文課</text:span></text:p>
                  </text:list-item>
                </text:list>
              </text:list-item>
              <text:list-item>
                <text:p><text:span text:style-name="T5">而</text:span><text:span text:style-name="T5">B</text:span><text:span text:style-name="T5">段班的數學課和英文課</text:span></text:p>
                <text:list>
                  <text:list-item>
                    <text:p><text:span text:style-name="T5">都變成了體育課和音樂課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課程之間就自動達成了平衡</text:p>
              </text:list-item>
              <text:list-item>
                <text:p>老師教的各類課程總數還是相同的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們班的導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是教數學的</text:p>
              </text:list-item>
              <text:list-item>
                <text:p>他從一年級教我教到二年級<text:line-break/>我還是學不會聯立方程式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一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導師請假</text:p>
              </text:list-item>
              <text:list-item>
                <text:p>來了個代課老師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、那位代課老師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上了一堂數學課之後</text:p>
              </text:list-item>
              <text:list-item>
                <text:p>發現了一件事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件事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班有一大半同學</text:p>
              </text:list-item>
              <text:list-item>
                <text:p>都不會解聯立方程式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他覺得很不可思議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於是接下來的一整天課程<text:line-break/>他都拿來教聯立方程式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draw:frame presentation:style-name="pr3" draw:layer="layout" svg:width="25.199cm" svg:height="3.506cm" svg:x="1.4cm" svg:y="0.837cm" presentation:class="title">
          <draw:text-box>
            <text:p>話說那位代課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甚麼都沒有，除了一件事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draw:frame presentation:style-name="pr3" draw:layer="layout" svg:width="25.199cm" svg:height="3.506cm" svg:x="1.4cm" svg:y="0.837cm" presentation:class="title">
          <draw:text-box>
            <text:p>那件事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不信教不會你們 …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從早上到中午</text:span></text:p>
              </text:list-item>
              <text:list-item>
                <text:p><text:span text:style-name="T6">從中午到下午</text:span></text:p>
              </text:list-item>
              <text:list-item>
                <text:p><text:span text:style-name="T6">他所有的課都拿來教聯立方程式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永遠記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一直到下午兩點</text:p>
              </text:list-item>
              <text:list-item>
                <text:p>我都還學不會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很神奇的</text:p>
          </draw:text-box>
        </draw:frame>
        <draw:frame presentation:style-name="pr5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突然之間，隔壁有位同學會了</text:span><text:span text:style-name="T6"><text:line-break/></text:span><text:span text:style-name="T6"><text:line-break/></text:span><text:span text:style-name="T6">但我還是不會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下來那位同學開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教我</text:p>
              </text:list-item>
              <text:list-item>
                <text:p>教我</text:p>
              </text:list-item>
              <text:list-item>
                <text:p>教我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覺得自己好笨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是學不會！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直到下午兩點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突然之間</text:p>
              </text:list-item>
              <text:list-item>
                <text:p>我理解了一件事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那些 x, y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其實代表可以隨意調整的數字</text:span><text:span text:style-name="T6"><text:line-break/></text:span><text:span text:style-name="T6"/></text:p>
              </text:list-item>
              <text:list-item>
                <text:p><text:span text:style-name="T6">也就是他們所稱的變數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我再看一次題目</text:span></text:p>
              </text:list-item>
              <text:list-item>
                <text:p><text:span text:style-name="T5">再看一次答案</text:span><text:span text:style-name="T5"><text:line-break/></text:span><text:span text:style-name="T5"/></text:p>
              </text:list-item>
              <text:list-item>
                <text:p><text:span text:style-name="T5">終於發現我彷彿理解那個答案了。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學會了聯立方程式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放學之前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大部分的同學都學會了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然後、代課老師在下課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問我們一個問題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請問、有沒有同學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可以讓我去你們家吃個便飯</text:p>
              </text:list-item>
              <text:list-item>
                <text:p>因為我今天還沒有領薪水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看著代課老師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很想舉手、但是又想到媽媽不知道有沒有煮那麼多飯。</text:span><text:span text:style-name="T7"><text:line-break/></text:span><text:span text:style-name="T7"/></text:p>
              </text:list-item>
              <text:list-item>
                <text:p><text:span text:style-name="T7">然後又想到如果突然帶老師回家吃飯，會不會太奇怪。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、我遲疑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老師看到沒有人舉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只好說</text:p>
                <text:list>
                  <text:list-item>
                    <text:p>那就下課吧！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、我回家了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吃晚餐的時候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靠訴媽媽，我原本想請代課老師到我們家吃飯的事情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媽媽說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傻孩子，我們家雖然沒什麼錢，但是請老師吃頓便飯是沒問題的，你為甚麼不舉手呢？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吃完晚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就忘了這件事！</text:p>
              </text:list-item>
              <text:list-item>
                <text:p><text:span text:style-name="T8">繼續去準備明天的考試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此後的三十幾年</text:p>
              </text:list-item>
              <text:list-item>
                <text:p>我經常想起這件事！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沒有那位代課老師</text:span><text:span text:style-name="T6"><text:line-break/></text:span><text:span text:style-name="T6"/></text:p>
              </text:list-item>
              <text:list-item>
                <text:p><text:span text:style-name="T6">我想、我的生命將會完全不同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不可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考上成功高中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很可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不會進入交大</text:p>
              </text:list-item>
              <text:list-item>
                <text:p>不會進入台大研究所</text:p>
              </text:list-item>
              <text:list-item>
                <text:p>不會去讀台大資工博士班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也不會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站在講台上</text:p>
              </text:list-item>
              <text:list-item>
                <text:p>教學生《程式和數學》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永遠記得那一天</text:p>
              </text:list-item>
              <text:list-item>
                <text:p>那個代課老師教會我</text:p>
                <text:list>
                  <text:list-item>
                    <text:p>聯立方程式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抱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話題扯太遠了</text:p>
              </text:list-item>
              <text:list-item>
                <text:p>好像已經花了五分鐘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就讓我們用剩下的五分鐘</text:span></text:p>
              </text:list-item>
              <text:list-item>
                <text:p><text:span text:style-name="T6">學會《線性代數和向量微積分》好了！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線性代數</text:p>
          </draw:text-box>
        </draw:frame>
        <draw:frame presentation:style-name="pr7" draw:layer="layout" svg:width="25.199cm" svg:height="11.986cm" svg:x="1.2cm" svg:y="6.014cm" presentation:class="outline" presentation:user-transformed="true">
          <draw:text-box>
            <text:list text:style-name="L3">
              <text:list-item>
                <text:p>其實就是解《線性方程組》</text:p>
              </text:list-item>
              <text:list-item>
                <text:p>也就是解《聯立方程式》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國中的時候、我們學這個</text:span></text:p>
          </draw:text-box>
        </draw:frame>
        <draw:frame draw:style-name="gr3" draw:text-style-name="P5" draw:layer="layout" svg:width="13.019cm" svg:height="13.4cm" svg:x="1.181cm" svg:y="5.4cm">
          <draw:image xlink:href="Pictures/10000000000001340000013D09A57E0C.png" xlink:type="simple" xlink:show="embed" xlink:actuate="onLoad">
            <text:p/>
          </draw:image>
        </draw:frame>
        <draw:frame draw:style-name="gr3" draw:text-style-name="P5" draw:layer="layout" svg:width="10.414cm" svg:height="9.747cm" svg:x="14.986cm" svg:y="5.4cm">
          <draw:image xlink:href="Pictures/10000000000000FA000000EAE67B0D5B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或者會想辦法削去其中一個變數</text:span></text:p>
          </draw:text-box>
        </draw:frame>
        <draw:frame draw:style-name="gr3" draw:text-style-name="P5" draw:layer="layout" svg:width="11.988cm" svg:height="12.428cm" svg:x="0.863cm" svg:y="5.372cm">
          <draw:image xlink:href="Pictures/100000000000012C00000137E242F692.png" xlink:type="simple" xlink:show="embed" xlink:actuate="onLoad">
            <text:p/>
          </draw:image>
        </draw:frame>
        <draw:frame draw:style-name="gr3" draw:text-style-name="P5" draw:layer="layout" svg:width="11.313cm" svg:height="12.599cm" svg:x="13.287cm" svg:y="5.4cm">
          <draw:image xlink:href="Pictures/1000000000000160000001880C628860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種削去變數的方法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其實就是後來學的高斯消去法</text:span></text:p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有時候、也會用畫圖的</text:p>
          </draw:text-box>
        </draw:frame>
        <draw:frame draw:style-name="gr3" draw:text-style-name="P5" draw:layer="layout" svg:width="5.706cm" svg:height="3.239cm" svg:x="2.394cm" svg:y="6.1cm">
          <draw:image xlink:href="Pictures/100000000000007D000000471A1E0458.png" xlink:type="simple" xlink:show="embed" xlink:actuate="onLoad">
            <text:p/>
          </draw:image>
        </draw:frame>
        <draw:frame draw:style-name="gr3" draw:text-style-name="P5" draw:layer="layout" svg:width="13.415cm" svg:height="13.706cm" svg:x="12.585cm" svg:y="5cm">
          <draw:image xlink:href="Pictures/10000000000001FB00000206BDFA0811.png" xlink:type="simple" xlink:show="embed" xlink:actuate="onLoad">
            <text:p/>
          </draw:image>
        </draw:frame>
        <draw:frame draw:style-name="gr3" draw:text-style-name="P5" draw:layer="layout" svg:width="6.831cm" svg:height="2.2cm" svg:x="2.469cm" svg:y="10.7cm">
          <draw:image xlink:href="Pictures/100000000000009800000031C692A290.png" xlink:type="simple" xlink:show="embed" xlink:actuate="onLoad">
            <text:p/>
          </draw:image>
        </draw:frame>
        <draw:frame draw:style-name="gr3" draw:text-style-name="P5" draw:layer="layout" svg:width="8.6cm" svg:height="4.192cm" svg:x="2.5cm" svg:y="13.9cm">
          <draw:image xlink:href="Pictures/10000000000000CB00000063EF94E980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5">然後到了高中、方程式更加抽象化</text:span></text:p>
          </draw:text-box>
        </draw:frame>
        <draw:frame draw:style-name="gr3" draw:text-style-name="P5" draw:layer="layout" svg:width="20.2cm" svg:height="8.345cm" svg:x="3.6cm" svg:y="5.455cm">
          <draw:image xlink:href="Pictures/10000000000001E4000000C80A8A0916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寫成矩陣</text:p>
          </draw:text-box>
        </draw:frame>
        <draw:frame draw:style-name="gr3" draw:text-style-name="P5" draw:layer="layout" svg:width="5.345cm" svg:height="1.795cm" svg:x="10.4cm" svg:y="15.005cm">
          <draw:image xlink:href="Pictures/100000000000007100000026BAEDA25C.png" xlink:type="simple" xlink:show="embed" xlink:actuate="onLoad">
            <text:p/>
          </draw:image>
        </draw:frame>
        <draw:frame draw:style-name="gr3" draw:text-style-name="P5" draw:layer="layout" svg:width="23.194cm" svg:height="6cm" svg:x="2.606cm" svg:y="6.4cm">
          <draw:image xlink:href="Pictures/10000000000002CB000000B9702224A1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6">還規定了矩陣的加法、常數乘法</text:span></text:p>
          </draw:text-box>
        </draw:frame>
        <draw:frame draw:style-name="gr3" draw:text-style-name="P5" draw:layer="layout" svg:width="20.862cm" svg:height="3.521cm" svg:x="6cm" svg:y="6.2cm">
          <draw:image xlink:href="Pictures/1000000000000209000000586B5E99DE.png" xlink:type="simple" xlink:show="embed" xlink:actuate="onLoad">
            <text:p/>
          </draw:image>
        </draw:frame>
        <draw:frame draw:style-name="gr3" draw:text-style-name="P5" draw:layer="layout" svg:width="19.849cm" svg:height="3.2cm" svg:x="6.2cm" svg:y="12.6cm">
          <draw:image xlink:href="Pictures/100000000000020F00000055398AC691.png" xlink:type="simple" xlink:show="embed" xlink:actuate="onLoad">
            <text:p/>
          </draw:image>
        </draw:frame>
        <draw:frame draw:style-name="gr3" draw:text-style-name="P5" draw:layer="layout" svg:width="4.97cm" svg:height="2.851cm" svg:x="0.4cm" svg:y="6.4cm">
          <draw:image xlink:href="Pictures/100000000000007A00000046B814BB45.png" xlink:type="simple" xlink:show="embed" xlink:actuate="onLoad">
            <text:p/>
          </draw:image>
        </draw:frame>
        <draw:frame draw:style-name="gr3" draw:text-style-name="P5" draw:layer="layout" svg:width="5.582cm" svg:height="1.6cm" svg:x="0.403cm" svg:y="12.8cm">
          <draw:image xlink:href="Pictures/100000000000008800000027B774B941.png" xlink:type="simple" xlink:show="embed" xlink:actuate="onLoad">
            <text:p/>
          </draw:image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轉置</text:p>
          </draw:text-box>
        </draw:frame>
        <draw:frame draw:style-name="gr3" draw:text-style-name="P5" draw:layer="layout" svg:width="11.825cm" svg:height="5.004cm" svg:x="12.975cm" svg:y="7.2cm">
          <draw:image xlink:href="Pictures/10000000000001460000008AB472F895.png" xlink:type="simple" xlink:show="embed" xlink:actuate="onLoad">
            <text:p/>
          </draw:image>
        </draw:frame>
        <draw:frame draw:style-name="gr3" draw:text-style-name="P5" draw:layer="layout" svg:width="5.336cm" svg:height="2.402cm" svg:x="3.464cm" svg:y="7.678cm">
          <draw:image xlink:href="Pictures/100000000000006F00000032345AE3BA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還有更複雜的矩陣相乘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3.4cm" svg:height="13.058cm" svg:x="7.4cm" svg:y="6.742cm">
          <draw:image xlink:href="Pictures/10000000000001870000017D94AEE897.png" xlink:type="simple" xlink:show="embed" xlink:actuate="onLoad">
            <text:p/>
          </draw:image>
        </draw:frame>
        <draw:frame draw:style-name="gr3" draw:text-style-name="P5" draw:layer="layout" svg:width="13.574cm" svg:height="1.877cm" svg:x="7.4cm" svg:y="4.343cm">
          <draw:image xlink:href="Pictures/1000000000000201000000470816B969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很多是為了理解代數結構</text:p>
              </text:list-item>
              <text:list-item>
                <text:p>所做的準備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大部分的時間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都一直算一直算</text:p>
              </text:list-item>
            </text:list>
          </draw:text-box>
        </draw:frame>
        <draw:frame draw:style-name="gr3" draw:text-style-name="P5" draw:layer="layout" svg:width="26.019cm" svg:height="2.6cm" svg:x="1.122cm" svg:y="11.639cm">
          <draw:image xlink:href="Pictures/10000000000003A20000005D3022715A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矩陣乘法算完算高斯消去法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8.65cm" svg:height="10.53cm" svg:x="4.6cm" svg:y="6.4cm">
          <draw:image xlink:href="Pictures/100000000000022C0000013A151A4735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然後高斯消完喬丹消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.461cm" svg:height="10.6cm" svg:x="3.8cm" svg:y="7cm">
          <draw:image xlink:href="Pictures/10000000000002280000011E3C09C6CE.png" xlink:type="simple" xlink:show="embed" xlink:actuate="onLoad">
            <text:p/>
          </draw:image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接著用這種方法算反矩陣</text:p>
          </draw:text-box>
        </draw:frame>
        <draw:frame draw:style-name="gr3" draw:text-style-name="P5" draw:layer="layout" svg:width="16.401cm" svg:height="4.653cm" svg:x="5.6cm" svg:y="6.547cm">
          <draw:image xlink:href="Pictures/100000000000012F000000569224D4FC.png" xlink:type="simple" xlink:show="embed" xlink:actuate="onLoad">
            <text:p/>
          </draw:image>
        </draw:frame>
        <draw:frame draw:style-name="gr3" draw:text-style-name="P5" draw:layer="layout" svg:width="14.158cm" svg:height="5.166cm" svg:x="6.442cm" svg:y="12.8cm">
          <draw:image xlink:href="Pictures/100000000000010700000060325D70DD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、對程式人來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與其算到手斷掉</text:p>
              </text:list-item>
              <text:list-item>
                <text:p>還不如寫個程式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這樣就做完了</text:p>
          </draw:text-box>
        </draw:frame>
        <draw:frame draw:style-name="gr3" draw:text-style-name="P5" draw:layer="layout" svg:width="19.887cm" svg:height="13.372cm" svg:x="4cm" svg:y="5.028cm">
          <draw:image xlink:href="Pictures/10000000000002470000018834EE3B6D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學這些數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可以搭配程式的話</text:p>
              </text:list-item>
              <text:list-item>
                <text:p>那一次還可以學到兩種東西</text:p>
              </text:list-item>
              <text:list-item>
                <text:p>一舉兩得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手就不會斷掉了！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線性代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重要的並不是那些計算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那些數學概念</text:p>
          </draw:text-box>
        </draw:frame>
        <draw:frame presentation:style-name="pr5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當初</text:span><text:span text:style-name="T7">Google</text:span><text:span text:style-name="T7">之所以在搜尋引擎領域異軍突起</text:span></text:p>
              </text:list-item>
              <text:list-item>
                <text:p><text:span text:style-name="T7">除了他駕馭幾萬台電腦的超級規模化技術之外</text:span></text:p>
              </text:list-item>
              <text:list-item>
                <text:p><text:span text:style-name="T7">還有個重要的技術</text:span>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技術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稱為 PageRank</text:p>
              </text:list-item>
              <text:list-item>
                <text:p>是用來衡量網頁重要性的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透過 PageRank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Google</text:span><text:span text:style-name="T6">讓重要的網頁排在前面</text:span></text:p>
              </text:list-item>
              <text:list-item>
                <text:p><text:span text:style-name="T6">不重要的排在後面</text:span>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方法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說穿了很簡單</text:span></text:p>
              </text:list-item>
              <text:list-item>
                <text:p><text:span text:style-name="T5">其實就是《數一數》每一頁被幾個連結連到</text:span></text:p>
              </text:list-item>
              <text:list-item>
                <text:p><text:span text:style-name="T5">《被連結數》越多的網頁就越重要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單純的計算《被連結數》有個缺點</text:span></text:p>
              </text:list-item>
              <text:list-item>
                <text:p><text:span text:style-name="T5">那就是你可以產生數百萬連結連到自己的某個網頁</text:span></text:p>
              </text:list-item>
              <text:list-item>
                <text:p><text:span text:style-name="T5">那你的這個網頁就變得超重要</text:span>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了避免這種偷吃步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Google</text:span><text:span text:style-name="T5">決定為每個網頁加上重要性</text:span></text:p>
              </text:list-item>
              <text:list-item>
                <text:p><text:span text:style-name="T5">像是</text:span><text:span text:style-name="T5">Yahoo</text:span><text:span text:style-name="T5">的首頁重要性就很高</text:span></text:p>
              </text:list-item>
              <text:list-item>
                <text:p><text:span text:style-name="T5">而其他個人網誌的重要性就很低</text:span>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6" draw:text-style-name="P9" draw:layer="layout" svg:width="11cm" svg:height="3.506cm" svg:x="1.4cm" svg:y="0.835cm" presentation:class="title" presentation:user-transformed="true">
          <draw:text-box>
            <text:p><text:span text:style-name="T7">PageRank</text:span><text:span text:style-name="T7">的</text:span><text:span text:style-name="T7"><text:line-break/></text:span><text:span text:style-name="T7">目標圖示如右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其中</text:span><text:span text:style-name="T7">B,C</text:span><text:span text:style-name="T7"><text:line-break/></text:span><text:span text:style-name="T7">是重要網頁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5" draw:layer="layout" svg:width="14.6cm" svg:height="20cm" svg:x="12cm" svg:y="0.6cm">
          <draw:image xlink:href="Pictures/100000000000019B00000233930432BF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網頁有那麼多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哪能用手一個一個設呢？</text:p>
              </text:list-item>
              <text:list-item>
                <text:p>所以當然要自動化</text:p>
              </text:list-item>
              <text:list-item>
                <text:p>用程式來算網頁的重要性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假如第</text:span><text:span text:style-name="T8">i</text:span><text:span text:style-name="T8">個網頁用</text:span><text:span text:style-name="T8">Pi</text:span><text:span text:style-name="T8">來表示</text:span></text:p>
          </draw:text-box>
        </draw:frame>
        <draw:frame draw:style-name="gr3" draw:text-style-name="P5" draw:layer="layout" svg:width="21.941cm" svg:height="7.2cm" svg:x="2.6cm" svg:y="5cm">
          <draw:image xlink:href="Pictures/1000000000000189000000815A35DCCE.png" xlink:type="simple" xlink:show="embed" xlink:actuate="onLoad">
            <text:p/>
          </draw:image>
        </draw:frame>
        <draw:frame draw:style-name="gr5" draw:text-style-name="P12" draw:layer="layout" svg:width="9.944cm" svg:height="1.407cm" svg:x="6.856cm" svg:y="12.4cm">
          <draw:text-box>
            <text:p><text:span text:style-name="T9">網頁 </text:span><text:span text:style-name="T9">Pi </text:span><text:span text:style-name="T9">有連結指向 </text:span><text:span text:style-name="T9">Pj</text:span></text:p>
          </draw:text-box>
        </draw:frame>
        <draw:line draw:style-name="gr6" draw:text-style-name="P5" draw:layer="layout" svg:x1="13.2cm" svg:y1="12.4cm" svg:x2="14.8cm" svg:y2="10.6cm">
          <text:p/>
        </draw:line>
        <draw:frame draw:style-name="gr3" draw:text-style-name="P5" draw:layer="layout" svg:width="7.151cm" svg:height="3.171cm" svg:x="18.849cm" svg:y="14.4cm">
          <draw:image xlink:href="Pictures/100000000000009700000043A003B996.png" xlink:type="simple" xlink:show="embed" xlink:actuate="onLoad">
            <text:p/>
          </draw:image>
        </draw:frame>
        <draw:frame draw:style-name="gr7" draw:text-style-name="P13" draw:layer="layout" svg:width="16.4cm" svg:height="5.129cm" svg:x="1cm" svg:y="14.6cm">
          <draw:text-box>
            <text:p><text:span text:style-name="T10">而且每一列的總和都為 </text:span><text:span text:style-name="T10">1</text:span><text:span text:style-name="T10"><text:line-break/></text:span><text:span text:style-name="T10"/></text:p>
            <text:p><text:span text:style-name="T11">這個矩陣是模仿投票行為的矩陣，每個人所擁有的票數不同，但全部都要投出去。</text:span></text:p>
          </draw:text-box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這樣連續投票很多輪之後</text:span></text:p>
          </draw:text-box>
        </draw:frame>
        <draw:frame presentation:style-name="pr4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每個頁面的權重就會收斂並穩定</text:span></text:p>
              </text:list-item>
              <text:list-item>
                <text:p><text:span text:style-name="T12">這種投票行為的迴歸式如下所示</text:span></text:p>
              </text:list-item>
            </text:list>
          </draw:text-box>
        </draw:frame>
        <draw:frame draw:style-name="gr3" draw:text-style-name="P5" draw:layer="layout" svg:width="26.348cm" svg:height="5.6cm" svg:x="1cm" svg:y="11.6cm">
          <draw:image xlink:href="Pictures/100000000000027B000000871C75D2A4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於是你只要寫程式模擬這種過程</text:span></text:p>
          </draw:text-box>
        </draw:frame>
        <draw:frame presentation:style-name="pr4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最後就能算出每個頁面的權重</text:span></text:p>
              </text:list-item>
              <text:list-item>
                <text:p><text:span text:style-name="T13">這個權重就是所謂的 </text:span><text:span text:style-name="T13">PageRank</text:span></text:p>
              </text:list-item>
              <text:list-item>
                <text:p><text:span text:style-name="T13">PageRank</text:span><text:span text:style-name="T13">不容易被自動產生的大量連結所欺騙</text:span></text:p>
              </text:list-item>
              <text:list-item>
                <text:p><text:span text:style-name="T13">所以比起單純的計算被連結數好得多</text:span></text:p>
              </text:list-item>
              <text:list-item>
                <text:p><text:span text:style-name="T13">而這正是當初</text:span><text:span text:style-name="T13">Google</text:span><text:span text:style-name="T13">崛起的重要原因之一</text:span></text:p>
              </text:list-item>
            </text:list>
          </draw:text-box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6" draw:text-style-name="P9" draw:layer="layout" svg:width="11cm" svg:height="3.506cm" svg:x="1.4cm" svg:y="0.835cm" presentation:class="title" presentation:user-transformed="true">
          <draw:text-box>
            <text:p><text:span text:style-name="T7">PageRank</text:span></text:p>
          </draw:text-box>
        </draw:frame>
        <draw:frame presentation:style-name="pr5" draw:text-style-name="P16" draw:layer="layout" svg:width="25.199cm" svg:height="18.494cm" svg:x="1.4cm" svg:y="5.514cm" presentation:class="outline" presentation:user-transformed="true">
          <draw:text-box>
            <text:list text:style-name="L3">
              <text:list-item>
                <text:p><text:span text:style-name="T14">最後可以分配出</text:span><text:span text:style-name="T14"><text:line-break/></text:span><text:span text:style-name="T14">如右圖的結果了</text:span></text:p>
              </text:list-item>
              <text:list-item>
                <text:p><text:span text:style-name="T14">其中</text:span><text:span text:style-name="T14">B,C</text:span><text:span text:style-name="T14"><text:line-break/></text:span><text:span text:style-name="T14">是重要網頁</text:span></text:p>
              </text:list-item>
              <text:list-item>
                <text:p><text:span text:style-name="T14">因為大家都</text:span><text:span text:style-name="T14"><text:line-break/></text:span><text:span text:style-name="T14">連到</text:span><text:span text:style-name="T14">B</text:span><text:span text:style-name="T14">，然</text:span><text:span text:style-name="T14"><text:line-break/></text:span><text:span text:style-name="T14">B</text:span><text:span text:style-name="T14">投給</text:span><text:span text:style-name="T14">C</text:span></text:p>
              </text:list-item>
            </text:list>
          </draw:text-box>
        </draw:frame>
        <draw:frame draw:style-name="gr3" draw:text-style-name="P5" draw:layer="layout" svg:width="14.6cm" svg:height="20cm" svg:x="12cm" svg:y="0.6cm">
          <draw:image xlink:href="Pictures/100000000000019B00000233930432BF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其實這種迴歸式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最後會收斂到<text:line-break/>整個矩陣的《特徵向量》所形成的陣列上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2">也就是下列方程式的解所形成的向量集合</text:span></text:p>
          </draw:text-box>
        </draw:frame>
        <draw:frame draw:style-name="gr3" draw:text-style-name="P5" draw:layer="layout" svg:width="6.514cm" svg:height="2.192cm" svg:x="2.486cm" svg:y="6.208cm">
          <draw:image xlink:href="Pictures/10000000000000590000001E022AAFB4.png" xlink:type="simple" xlink:show="embed" xlink:actuate="onLoad">
            <text:p/>
          </draw:image>
        </draw:frame>
        <draw:frame draw:style-name="gr3" draw:text-style-name="P5" draw:layer="layout" svg:width="13.889cm" svg:height="1.792cm" svg:x="2.462cm" svg:y="9.808cm">
          <draw:image xlink:href="Pictures/10000000000000E80000001E8F9F9DE1.png" xlink:type="simple" xlink:show="embed" xlink:actuate="onLoad">
            <text:p/>
          </draw:image>
        </draw:frame>
        <draw:frame draw:style-name="gr3" draw:text-style-name="P5" draw:layer="layout" svg:width="23.374cm" svg:height="1.8cm" svg:x="2.62cm" svg:y="13.2cm">
          <draw:image xlink:href="Pictures/10000000000001920000001F05F0D596.png" xlink:type="simple" xlink:show="embed" xlink:actuate="onLoad">
            <text:p/>
          </draw:image>
        </draw:fram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特徵向量可以用來將矩陣對角化</text:span></text:p>
          </draw:text-box>
        </draw:frame>
        <draw:frame draw:style-name="gr3" draw:text-style-name="P5" draw:layer="layout" svg:width="7.8cm" svg:height="2.426cm" svg:x="9.4cm" svg:y="5.396cm">
          <draw:image xlink:href="Pictures/100000000000007A0000002630297CAD.png" xlink:type="simple" xlink:show="embed" xlink:actuate="onLoad">
            <text:p/>
          </draw:image>
        </draw:frame>
        <draw:frame draw:style-name="gr8" draw:text-style-name="P17" draw:layer="layout" svg:width="9.404cm" svg:height="1.225cm" svg:x="1.8cm" svg:y="9.8cm">
          <draw:text-box>
            <text:p><text:span text:style-name="T15">然後就可以快速地計算 </text:span><text:span text:style-name="T15">A</text:span><text:span text:style-name="T16">n</text:span></text:p>
          </draw:text-box>
        </draw:frame>
        <draw:frame draw:style-name="gr9" draw:text-style-name="P18" draw:layer="layout" svg:width="18.448cm" svg:height="1.722cm" svg:x="3.2cm" svg:y="12.4cm">
          <draw:text-box>
            <text:p><text:span text:style-name="T12">A</text:span><text:span text:style-name="T17">n</text:span><text:span text:style-name="T12">=(QΛQ</text:span><text:span text:style-name="T17">-1</text:span><text:span text:style-name="T12">) … (QΛQ</text:span><text:span text:style-name="T17">-1</text:span><text:span text:style-name="T12">) = QΛ</text:span><text:span text:style-name="T17">n</text:span><text:span text:style-name="T18">Q</text:span><text:span text:style-name="T17">-1</text:span></text:p>
          </draw:text-box>
        </draw:frame>
        <draw:custom-shape draw:style-name="gr10" draw:text-style-name="P5" draw:layer="layout" svg:width="1.679cm" svg:height="8.785cm" draw:transform="skewX (0.015707963267949) rotate (-1.56084795005853) translate (15.012cm 14.026cm)">
          <text:p/>
          <draw:enhanced-geometry svg:viewBox="0 0 21600 21600" draw:glue-points="0 0 0 21600 21600 10800" draw:text-areas="0 ?f9 7800 ?f10" draw:type="right-brace" draw:modifiers="1800 10206.228373702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9" draw:layer="layout" svg:width="4.999cm" svg:height="1.491cm" svg:x="8.001cm" svg:y="16.2cm">
          <draw:text-box>
            <text:p><text:span text:style-name="T14">連乘 </text:span><text:span text:style-name="T14">n </text:span><text:span text:style-name="T14">次</text:span></text:p>
          </draw:text-box>
        </draw:frame>
        <draw:line draw:style-name="gr12" draw:text-style-name="P5" draw:layer="layout" svg:x1="20.4cm" svg:y1="16.4cm" svg:x2="19.2cm" svg:y2="14.122cm">
          <text:p/>
        </draw:line>
        <draw:frame draw:style-name="gr13" draw:text-style-name="P17" draw:layer="layout" svg:width="11.588cm" svg:height="1.225cm" svg:x="15cm" svg:y="16.975cm">
          <draw:text-box>
            <text:p><text:span text:style-name="T15">對角矩陣，</text:span><text:span text:style-name="T15">n </text:span><text:span text:style-name="T15">次方計算速度超快</text:span></text:p>
          </draw:text-box>
        </draw:fram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draw:frame presentation:style-name="pr3" draw:layer="layout" svg:width="25.199cm" svg:height="3.506cm" svg:x="1.4cm" svg:y="0.837cm" presentation:class="title">
          <draw:text-box>
            <text:p>而這類的矩陣分解方法</text:p>
          </draw:text-box>
        </draw:frame>
        <draw:frame presentation:style-name="pr4" draw:text-style-name="P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《科學計算》領域有強大的應用</text:span></text:p>
              </text:list-item>
              <text:list-item>
                <text:p><text:span text:style-name="T7">只要將這些方法寫成很好的《數值計算》函式庫</text:span></text:p>
              </text:list-item>
              <text:list-item>
                <text:p><text:span text:style-name="T7">就能快速解決很多科學上的計算問題</text:span>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除了上述的特徵分解法之外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各位在線性代數裏應該還學過</text:span></text:p>
                <text:list>
                  <text:list-item>
                    <text:p><text:span text:style-name="T6">LU</text:span><text:span text:style-name="T6">分解</text:span><text:span text:style-name="T6">: A = LU</text:span></text:p>
                  </text:list-item>
                  <text:list-item>
                    <text:p><text:span text:style-name="T6">QR</text:span><text:span text:style-name="T6">分解：</text:span><text:span text:style-name="T6">A = QR</text:span></text:p>
                  </text:list-item>
                  <text:list-item>
                    <text:p><text:span text:style-name="T6">SVD</text:span><text:span text:style-name="T6">分解：</text:span><text:span text:style-name="T6">A=UΣV</text:span><text:span text:style-name="T19">*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這些分解也都能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讓某些計算更為快速</text:span></text:p>
              </text:list-item>
              <text:list-item>
                <text:p><text:span text:style-name="T6">於是《科學計算》的速度就可以變得更快。</text:span>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draw:frame presentation:style-name="pr3" draw:layer="layout" svg:width="25.199cm" svg:height="3.506cm" svg:x="1.4cm" svg:y="0.837cm" presentation:class="title">
          <draw:text-box>
            <text:p>另外、矩陣的概念</text:p>
          </draw:text-box>
        </draw:frame>
        <draw:frame presentation:style-name="pr5" draw:text-style-name="P7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是以向量為基礎的</text:span></text:p>
              </text:list-item>
              <text:list-item>
                <text:p><text:span text:style-name="T5">向量形成向量空間，可以用來描述真實空間中的力量</text:span></text:p>
              </text:list-item>
              <text:list-item>
                <text:p><text:span text:style-name="T5">而這也正是《場》這個概念的由來</text:span>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draw:frame presentation:style-name="pr3" draw:layer="layout" svg:width="25.199cm" svg:height="3.506cm" svg:x="1.4cm" svg:y="0.837cm" presentation:class="title">
          <draw:text-box>
            <text:p><text:span text:style-name="T6">如果</text:span></text:p>
          </draw:text-box>
        </draw:frame>
        <draw:frame presentation:style-name="pr4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我們把《向量》的概念</text:span></text:p>
                <text:list>
                  <text:list-item>
                    <text:p><text:span text:style-name="T12">和微積分結合起來</text:span></text:p>
                  </text:list-item>
                </text:list>
              </text:list-item>
              <text:list-item>
                <text:p><text:span text:style-name="T12">就會形成《向量微積分》這個領域</text:span></text:p>
                <text:list>
                  <text:list-item>
                    <text:p><text:span text:style-name="T12">可以用來描述《向量場》</text:span></text:p>
                  </text:list-item>
                  <text:list-item>
                    <text:p><text:span text:style-name="T12">包含引力場、電場、磁場、電磁波等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draw:frame presentation:style-name="pr3" draw:layer="layout" svg:width="25.199cm" svg:height="3.506cm" svg:x="1.4cm" svg:y="0.837cm" presentation:class="title">
          <draw:text-box>
            <text:p>向量微積分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是用來描述《電磁場》的重要工具</text:span></text:p>
              </text:list-item>
              <text:list-item>
                <text:p><text:span text:style-name="T5">而這也是為何《向量微積分》會被放到《工程數學》裏的原因了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draw:frame presentation:style-name="pr6" draw:text-style-name="P7" draw:layer="layout" svg:width="13.4cm" svg:height="3.506cm" svg:x="1.4cm" svg:y="0.835cm" presentation:class="title" presentation:user-transformed="true">
          <draw:text-box>
            <text:p><text:span text:style-name="T5">不知您是否還記得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安培右手定則</text:p>
              </text:list-item>
              <text:list-item>
                <text:p>還有安培定律</text:p>
              </text:list-item>
            </text:list>
          </draw:text-box>
        </draw:frame>
        <draw:frame draw:style-name="gr3" draw:text-style-name="P5" draw:layer="layout" svg:width="11.599cm" svg:height="13.103cm" svg:x="15.6cm" svg:y="0.4cm">
          <draw:image xlink:href="Pictures/10000000000001440000016ECEEED263.png" xlink:type="simple" xlink:show="embed" xlink:actuate="onLoad">
            <text:p/>
          </draw:image>
        </draw:frame>
        <draw:frame draw:style-name="gr3" draw:text-style-name="P5" draw:layer="layout" svg:width="26.4cm" svg:height="5.613cm" svg:x="0.8cm" svg:y="14cm">
          <draw:image xlink:href="Pictures/1000000000000345000000B29FD2E7E4.png" xlink:type="simple" xlink:show="embed" xlink:actuate="onLoad">
            <text:p/>
          </draw:image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6" draw:text-style-name="P8" draw:layer="layout" svg:width="15.6cm" svg:height="3.506cm" svg:x="1.4cm" svg:y="0.837cm" presentation:class="title" presentation:user-transformed="true">
          <draw:text-box>
            <text:p><text:span text:style-name="T6">法拉第電磁感應定律</text:span></text:p>
          </draw:text-box>
        </draw:frame>
        <draw:frame draw:style-name="gr3" draw:text-style-name="P5" draw:layer="layout" svg:width="6.4cm" svg:height="3.427cm" svg:x="19.2cm" svg:y="0.6cm">
          <draw:image xlink:href="Pictures/100000000000008C0000004B2A7BB8DA.png" xlink:type="simple" xlink:show="embed" xlink:actuate="onLoad">
            <text:p/>
          </draw:image>
        </draw:frame>
        <draw:frame presentation:style-name="pr5" draw:text-style-name="P20" draw:layer="layout" svg:width="25.199cm" svg:height="18.494cm" svg:x="1.401cm" svg:y="5.414cm" presentation:class="outline" presentation:user-transformed="true">
          <draw:text-box>
            <text:list text:style-name="L3">
              <text:list-item>
                <text:p><text:span text:style-name="T15">任何封閉電路中感應電動勢的大小，</text:span><text:span text:style-name="T15"><text:line-break/></text:span><text:span text:style-name="T15">等於穿過這一電路磁通量的變化率。</text:span></text:p>
              </text:list-item>
            </text:list>
          </draw:text-box>
        </draw:frame>
        <draw:frame draw:style-name="gr3" draw:text-style-name="P5" draw:layer="layout" svg:width="21.209cm" svg:height="12.126cm" svg:x="3.591cm" svg:y="8.2cm">
          <draw:image xlink:href="Pictures/100000000000031A000001C6E6736583.png" xlink:type="simple" xlink:show="embed" xlink:actuate="onLoad">
            <text:p/>
          </draw:image>
        </draw:frame>
        <draw:frame draw:style-name="gr14" draw:text-style-name="P21" draw:layer="layout" svg:width="10.027cm" svg:height="1.843cm" svg:x="16.6cm" svg:y="5.357cm">
          <draw:text-box>
            <text:p><text:span text:style-name="T20">這條定律是可以讓磁生電，是馬達</text:span></text:p>
            <text:p><text:span text:style-name="T20">和發電機之所以可以運行的原因。</text:span></text:p>
          </draw:text-box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3" draw:layer="layout" svg:width="25.199cm" svg:height="3.506cm" svg:x="1.4cm" svg:y="0.837cm" presentation:class="title">
          <draw:text-box>
            <text:p>然後是高斯定律</text:p>
          </draw:text-box>
        </draw:frame>
        <draw:frame presentation:style-name="pr5" draw:text-style-name="P15" draw:layer="layout" svg:width="25.199cm" svg:height="18.494cm" svg:x="1.4cm" svg:y="5.314cm" presentation:class="outline" presentation:user-transformed="true">
          <draw:text-box>
            <text:list text:style-name="L3">
              <text:list-item>
                <text:p><text:span text:style-name="T13">這個高斯就是高斯消去法的那個高斯，</text:span><text:span text:style-name="T13"><text:line-break/></text:span><text:span text:style-name="T13">那個時代的科學家通常也是數學家。</text:span></text:p>
              </text:list-item>
            </text:list>
          </draw:text-box>
        </draw:frame>
        <draw:frame draw:style-name="gr3" draw:text-style-name="P5" draw:layer="layout" svg:width="12.231cm" svg:height="9.461cm" svg:x="8.169cm" svg:y="9.139cm">
          <draw:image xlink:href="Pictures/1000000000000128000000E57E79CF42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最後是集大成的馬克士威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0cm" svg:height="14.429cm" svg:x="4cm" svg:y="4.8cm">
          <draw:image xlink:href="Pictures/1000000000000291000001DA2D44FF88.png" xlink:type="simple" xlink:show="embed" xlink:actuate="onLoad">
            <text:p/>
          </draw:image>
        </draw:frame>
        <anim:par presentation:node-type="timing-root">
          <anim:par smil:begin="id10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3" draw:layer="layout" svg:width="25.199cm" svg:height="3.506cm" svg:x="1.4cm" svg:y="0.837cm" presentation:class="title">
          <draw:text-box>
            <text:p>這些定律的背後</text:p>
          </draw:text-box>
        </draw:frame>
        <draw:frame presentation:style-name="pr5" draw:text-style-name="P15" draw:layer="layout" svg:width="25.199cm" svg:height="18.494cm" svg:x="1.4cm" svg:y="5.614cm" presentation:class="outline" presentation:user-transformed="true">
          <draw:text-box>
            <text:list text:style-name="L3">
              <text:list-item>
                <text:p><text:span text:style-name="T13">正是向量微積分，所以和矩陣也可以連接起來。</text:span></text:p>
              </text:list-item>
              <text:list-item>
                <text:p><text:span text:style-name="T13">或許您還記得，電場與電通量</text:span></text:p>
              </text:list-item>
            </text:list>
          </draw:text-box>
        </draw:frame>
        <draw:frame draw:style-name="gr3" draw:text-style-name="P5" draw:layer="layout" svg:width="18.145cm" svg:height="8.914cm" svg:x="4.8cm" svg:y="10.286cm">
          <draw:image xlink:href="Pictures/1000000000000207000000FF617A1D86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2">這種通量個概念，牽涉到向量的環形積分</text:span></text:p>
          </draw:text-box>
        </draw:frame>
        <draw:frame draw:style-name="gr3" draw:text-style-name="P5" draw:layer="layout" svg:width="26.162cm" svg:height="11.063cm" svg:x="1.011cm" svg:y="5.415cm">
          <draw:image xlink:href="Pictures/10000000000003B900000193EB2CEA0E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><text:span text:style-name="T13">而一個一個非常微小區域的通量密度，就稱為散度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217cm" svg:height="13.997cm" svg:x="1.502cm" svg:y="5.2cm">
          <draw:image xlink:href="Pictures/10000000000003B9000002115F452145.png" xlink:type="simple" xlink:show="embed" xlink:actuate="onLoad">
            <text:p/>
          </draw:image>
        </draw:frame>
        <anim:par presentation:node-type="timing-root">
          <anim:par smil:begin="id1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6" draw:text-style-name="P7" draw:layer="layout" svg:width="16cm" svg:height="3.506cm" svg:x="1.4cm" svg:y="0.837cm" presentation:class="title" presentation:user-transformed="true">
          <draw:text-box>
            <text:p><text:span text:style-name="T5">然後那個高斯又出現了</text:span></text:p>
          </draw:text-box>
        </draw:frame>
        <draw:frame draw:style-name="gr3" draw:text-style-name="P5" draw:layer="layout" svg:width="26.457cm" svg:height="11.6cm" svg:x="0.8cm" svg:y="6.2cm">
          <draw:image xlink:href="Pictures/10000000000003B7000001A11CB8D16F.png" xlink:type="simple" xlink:show="embed" xlink:actuate="onLoad">
            <text:p/>
          </draw:image>
        </draw:frame>
        <draw:frame draw:style-name="gr3" draw:text-style-name="P5" draw:layer="layout" svg:width="8.857cm" svg:height="13.079cm" svg:x="18.4cm" svg:y="0.967cm">
          <draw:image xlink:href="Pictures/10000000000001820000023A3C03F7D8.png" xlink:type="simple" xlink:show="embed" xlink:actuate="onLoad">
            <text:p/>
          </draw:image>
        </draw:frame>
        <anim:par presentation:node-type="timing-root">
          <anim:par smil:begin="id1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3" draw:layer="layout" svg:width="25.199cm" svg:height="3.506cm" svg:x="1.4cm" svg:y="0.837cm" presentation:class="title">
          <draw:text-box>
            <text:p>散度定理</text:p>
          </draw:text-box>
        </draw:frame>
        <draw:frame presentation:style-name="pr5" draw:text-style-name="P16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14">正是高斯研究封閉區域向外發射電場之總量的成果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也是他為何會發現高斯電場定律的原因</text:span></text:p>
              </text:list-item>
            </text:list>
          </draw:text-box>
        </draw:frame>
        <draw:frame draw:style-name="gr3" draw:text-style-name="P5" draw:layer="layout" svg:width="12.542cm" svg:height="4.8cm" svg:x="1.258cm" svg:y="14.2cm">
          <draw:image xlink:href="Pictures/10000000000001220000006FD9BC01F0.png" xlink:type="simple" xlink:show="embed" xlink:actuate="onLoad">
            <text:p/>
          </draw:image>
        </draw:frame>
        <draw:frame draw:style-name="gr3" draw:text-style-name="P5" draw:layer="layout" svg:width="10.858cm" svg:height="4.314cm" svg:x="7.542cm" svg:y="7cm">
          <draw:image xlink:href="Pictures/10000000000000E50000005B52601B21.png" xlink:type="simple" xlink:show="embed" xlink:actuate="onLoad">
            <text:p/>
          </draw:image>
        </draw:frame>
        <draw:frame draw:style-name="gr3" draw:text-style-name="P5" draw:layer="layout" svg:width="8.175cm" svg:height="3.4cm" svg:x="18.2cm" svg:y="14.2cm">
          <draw:image xlink:href="Pictures/100000000000008900000039C49D4831.png" xlink:type="simple" xlink:show="embed" xlink:actuate="onLoad">
            <text:p/>
          </draw:image>
        </draw:frame>
        <draw:frame draw:style-name="gr3" draw:text-style-name="P5" draw:layer="layout" svg:width="5.8cm" svg:height="2.016cm" svg:x="18.8cm" svg:y="18.6cm">
          <draw:image xlink:href="Pictures/100000000000008A00000030CCD2AAB4.png" xlink:type="simple" xlink:show="embed" xlink:actuate="onLoad">
            <text:p/>
          </draw:image>
        </draw:frame>
        <draw:line draw:style-name="gr15" draw:text-style-name="P5" draw:layer="layout" svg:x1="14.4cm" svg:y1="15.6cm" svg:x2="17.6cm" svg:y2="15.6cm">
          <text:p text:style-name="P22"><text:line-break/><text:line-break/><text:line-break/>寫成巨型<text:line-break/>散度運算</text:p>
        </draw:line>
        <anim:par presentation:node-type="timing-root">
          <anim:par smil:begin="id1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3" draw:layer="layout" svg:width="25.199cm" svg:height="3.506cm" svg:x="1.4cm" svg:y="0.837cm" presentation:class="title">
          <draw:text-box>
            <text:p>高斯散度定理</text:p>
          </draw:text-box>
        </draw:frame>
        <draw:frame presentation:style-name="pr5" draw:text-style-name="P9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7">其實是說：電場的散度只要算算曲面內的電量就可以算出來了。</text:span></text:p>
              </text:list-item>
            </text:list>
          </draw:text-box>
        </draw:frame>
        <draw:frame draw:style-name="gr3" draw:text-style-name="P5" draw:layer="layout" svg:width="10.226cm" svg:height="10.503cm" svg:x="8.374cm" svg:y="9.762cm">
          <draw:image xlink:href="Pictures/100000000000010200000109BE061EF1.png" xlink:type="simple" xlink:show="embed" xlink:actuate="onLoad">
            <text:p/>
          </draw:image>
        </draw:frame>
        <anim:par presentation:node-type="timing-root">
          <anim:par smil:begin="id1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21">但是這樣還不夠</text:span></text:p>
          </draw:text-box>
        </draw:frame>
        <draw:frame presentation:style-name="pr5" draw:text-style-name="P9" draw:layer="layout" svg:width="25.199cm" svg:height="18.494cm" svg:x="1.4cm" svg:y="5.214cm" presentation:class="outline" presentation:user-transformed="true">
          <draw:text-box>
            <text:list text:style-name="L3">
              <text:list-item>
                <text:p><text:span text:style-name="T7">由於電生磁、磁生電的關係</text:span></text:p>
              </text:list-item>
              <text:list-item>
                <text:p><text:span text:style-name="T7">要瞭解電磁學還得描述電的流動是如何造成磁場變化？</text:span></text:p>
              </text:list-item>
              <text:list-item>
                <text:p><text:span text:style-name="T7">而磁場變化又是如何影響電場的變化的呢？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5">這時候我們必須要描述旋轉的概念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1.599cm" svg:height="13.103cm" svg:x="1.4cm" svg:y="5.497cm">
          <draw:image xlink:href="Pictures/10000000000001440000016ECEEED263.png" xlink:type="simple" xlink:show="embed" xlink:actuate="onLoad">
            <text:p/>
          </draw:image>
        </draw:frame>
        <draw:frame draw:style-name="gr3" draw:text-style-name="P5" draw:layer="layout" svg:width="12.962cm" svg:height="8.717cm" svg:x="13.8cm" svg:y="7.883cm">
          <draw:image xlink:href="Pictures/10000000000001900000010D44432B9B.png" xlink:type="simple" xlink:show="embed" xlink:actuate="onLoad">
            <text:p/>
          </draw:image>
        </draw:frame>
        <anim:par presentation:node-type="timing-root">
          <anim:par smil:begin="id1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6" draw:text-style-name="P14" draw:layer="layout" svg:width="25.199cm" svg:height="3.506cm" svg:x="1.4cm" svg:y="0.837cm" presentation:class="title" presentation:user-transformed="true">
          <draw:text-box>
            <text:p><text:span text:style-name="T12">這樣才能描述電和磁之間的互相影響關係</text:span></text:p>
          </draw:text-box>
        </draw:frame>
        <draw:frame draw:style-name="gr3" draw:text-style-name="P5" draw:layer="layout" svg:width="25.753cm" svg:height="12.954cm" svg:x="1.2cm" svg:y="5.246cm">
          <draw:image xlink:href="Pictures/10000000000003370000019EE96A6C3D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8" draw:text-style-name="P7" draw:layer="layout" svg:width="25.199cm" svg:height="2.2cm" svg:x="1.4cm" svg:y="0.8cm" presentation:class="title" presentation:user-transformed="true">
          <draw:text-box>
            <text:p><text:span text:style-name="T5">也才能精確描述電磁效應</text:span></text:p>
          </draw:text-box>
        </draw:frame>
        <draw:frame draw:style-name="gr3" draw:text-style-name="P5" draw:layer="layout" svg:width="20.2cm" svg:height="15.415cm" svg:x="3.6cm" svg:y="3.7cm">
          <draw:image xlink:href="Pictures/10000000000003440000027EF339C3AC.png" xlink:type="simple" xlink:show="embed" xlink:actuate="onLoad">
            <text:p/>
          </draw:image>
        </draw:frame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9" draw:text-style-name="P7" draw:layer="layout" svg:width="25.199cm" svg:height="3.727cm" svg:x="1.4cm" svg:y="0.727cm" presentation:class="title" presentation:user-transformed="true">
          <draw:text-box>
            <text:p><text:span text:style-name="T5">特別是描述電磁交互作用</text:span><text:span text:style-name="T5"><text:line-break/></text:span><text:span text:style-name="T5">所形成的電磁波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25.72cm" svg:height="8.739cm" svg:x="1.4cm" svg:y="6.661cm">
          <draw:image xlink:href="Pictures/1000000000000296000000E13C6F3E74.png" xlink:type="simple" xlink:show="embed" xlink:actuate="onLoad">
            <text:p/>
          </draw:image>
        </draw:frame>
        <anim:par presentation:node-type="timing-root">
          <anim:par smil:begin="id1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10" draw:text-style-name="P8" draw:layer="layout" svg:width="25.199cm" svg:height="4.065cm" svg:x="1.4cm" svg:y="0.558cm" presentation:class="title" presentation:user-transformed="true">
          <draw:text-box>
            <text:p><text:span text:style-name="T6">想辦法釐清其中的</text:span><text:span text:style-name="T6"><text:line-break/></text:span><text:span text:style-name="T6">電磁相互影響關係</text:span></text:p>
          </draw:text-box>
        </draw:frame>
        <draw:frame draw:style-name="gr3" draw:text-style-name="P5" draw:layer="layout" svg:width="17.164cm" svg:height="12.888cm" svg:x="6.036cm" svg:y="5.8cm">
          <draw:image xlink:href="Pictures/100000000000022E000001A3AA681C15.png" xlink:type="simple" xlink:show="embed" xlink:actuate="onLoad">
            <text:p/>
          </draw:image>
        </draw:frame>
        <anim:par presentation:node-type="timing-root">
          <anim:par smil:begin="id1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因此我們必須用數學工具描述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磁與電之間的關係</text:span><text:span text:style-name="T5"><text:line-break/></text:span><text:span text:style-name="T5"/></text:p>
              </text:list-item>
              <text:list-item>
                <text:p><text:span text:style-name="T5">這個數學工具就是</text:span></text:p>
                <text:list>
                  <text:list-item>
                    <text:p><text:span text:style-name="T5">向量微積分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3" draw:layer="layout" svg:width="25.199cm" svg:height="3.506cm" svg:x="1.4cm" svg:y="0.837cm" presentation:class="title">
          <draw:text-box>
            <text:p><text:span text:style-name="T5">像是垂直電流產生環型磁場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5" draw:layer="layout" svg:width="11.599cm" svg:height="13.103cm" svg:x="8.001cm" svg:y="6.4cm">
          <draw:image xlink:href="Pictures/10000000000001440000016ECEEED263.png" xlink:type="simple" xlink:show="embed" xlink:actuate="onLoad">
            <text:p/>
          </draw:image>
        </draw:frame>
        <anim:par presentation:node-type="timing-root">
          <anim:par smil:begin="id1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6">還有環形磁場造成的電流關係</text:span></text:p>
          </draw:text-box>
        </draw:frame>
        <draw:frame draw:style-name="gr3" draw:text-style-name="P5" draw:layer="layout" svg:width="7.962cm" svg:height="5.354cm" svg:x="19.638cm" svg:y="9.446cm">
          <draw:image xlink:href="Pictures/10000000000001900000010D44432B9B.png" xlink:type="simple" xlink:show="embed" xlink:actuate="onLoad">
            <text:p/>
          </draw:image>
        </draw:frame>
        <draw:frame draw:style-name="gr3" draw:text-style-name="P5" draw:layer="layout" svg:width="18.2cm" svg:height="12.327cm" svg:x="0.8cm" svg:y="5.8cm">
          <draw:image xlink:href="Pictures/10000000000001F300000152EF1777BE.png" xlink:type="simple" xlink:show="embed" xlink:actuate="onLoad">
            <text:p/>
          </draw:image>
        </draw:frame>
        <anim:par presentation:node-type="timing-root">
          <anim:par smil:begin="id1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3" draw:layer="layout" svg:width="25.199cm" svg:height="3.506cm" svg:x="1.4cm" svg:y="0.837cm" presentation:class="title">
          <draw:text-box>
            <text:p>也就是描述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《環形力量》與《線性力量》</text:span><text:span text:style-name="T6"><text:line-break/></text:span><text:span text:style-name="T6">之間的關係</text:span>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3" draw:layer="layout" svg:width="25.199cm" svg:height="3.506cm" svg:x="1.4cm" svg:y="0.837cm" presentation:class="title">
          <draw:text-box>
            <text:p>所以數學家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發展出了旋度的概念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3" draw:layer="layout" svg:width="25.199cm" svg:height="3.506cm" svg:x="1.4cm" svg:y="0.837cm" presentation:class="title">
          <draw:text-box>
            <text:p>旋度的概念</text:p>
          </draw:text-box>
        </draw:frame>
        <draw:frame presentation:style-name="pr5" draw:text-style-name="P15" draw:layer="layout" svg:width="25.8cm" svg:height="18.494cm" svg:x="1cm" svg:y="5.214cm" presentation:class="outline" presentation:user-transformed="true">
          <draw:text-box>
            <text:list text:style-name="L3">
              <text:list-item>
                <text:p><text:span text:style-name="T13">其實就是《外積》這個運算的來源</text:span></text:p>
              </text:list-item>
            </text:list>
            <text:p><text:span text:style-name="T15">(</text:span><text:span text:style-name="T15">兩向量的內積代表所夾矩形面積，但外積則是從電磁學裏才能看清楚的</text:span><text:span text:style-name="T15">)</text:span></text:p>
          </draw:text-box>
        </draw:frame>
        <draw:frame draw:style-name="gr3" draw:text-style-name="P5" draw:layer="layout" svg:width="23.957cm" svg:height="11.381cm" svg:x="2.4cm" svg:y="8.819cm">
          <draw:image xlink:href="Pictures/100000000000030F0000017458624935.png" xlink:type="simple" xlink:show="embed" xlink:actuate="onLoad">
            <text:p/>
          </draw:image>
        </draw:frame>
        <anim:par presentation:node-type="timing-root">
          <anim:par smil:begin="id1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6" draw:layer="layout" svg:width="25.199cm" svg:height="3.506cm" svg:x="1.4cm" svg:y="0.837cm" presentation:class="title" presentation:user-transformed="true">
          <draw:text-box>
            <text:p>旋度的概念建築在環量上</text:p>
          </draw:text-box>
        </draw:frame>
        <draw:frame presentation:style-name="pr5" draw:text-style-name="P15" draw:layer="layout" svg:width="25.199cm" svg:height="18.494cm" svg:x="1.4cm" svg:y="4.914cm" presentation:class="outline" presentation:user-transformed="true">
          <draw:text-box>
            <text:list text:style-name="L3">
              <text:list-item>
                <text:p><text:span text:style-name="T13">環量是用來描述環形向量場的一種度量</text:span><text:span text:style-name="T13"><text:line-break/></text:span><text:span text:style-name="T13">代表旋轉力量的強度</text:span></text:p>
              </text:list-item>
            </text:list>
          </draw:text-box>
        </draw:frame>
        <draw:frame draw:style-name="gr3" draw:text-style-name="P5" draw:layer="layout" svg:width="11.798cm" svg:height="13.104cm" svg:x="15.2cm" svg:y="7.096cm">
          <draw:image xlink:href="Pictures/10000000000001450000016914610669.png" xlink:type="simple" xlink:show="embed" xlink:actuate="onLoad">
            <text:p/>
          </draw:image>
        </draw:frame>
        <draw:frame draw:style-name="gr3" draw:text-style-name="P5" draw:layer="layout" svg:width="11.165cm" svg:height="11.801cm" svg:x="2.835cm" svg:y="8.599cm">
          <draw:image xlink:href="Pictures/10000000000001A6000001BE23A60FE3.png" xlink:type="simple" xlink:show="embed" xlink:actuate="onLoad">
            <text:p/>
          </draw:image>
        </draw:frame>
        <anim:par presentation:node-type="timing-root">
          <anim:par smil:begin="id1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7">斯托克定理是用來計算環量的重要定理</text:span></text:p>
          </draw:text-box>
        </draw:frame>
        <draw:frame presentation:style-name="pr5" draw:text-style-name="P14" draw:layer="layout" svg:width="25.199cm" svg:height="18.494cm" svg:x="1.4cm" svg:y="5.114cm" presentation:class="outline" presentation:user-transformed="true">
          <draw:text-box>
            <text:list text:style-name="L3">
              <text:list-item>
                <text:p><text:span text:style-name="T12">也稱為《旋度定理》</text:span></text:p>
              </text:list-item>
            </text:list>
          </draw:text-box>
        </draw:frame>
        <draw:frame draw:style-name="gr3" draw:text-style-name="P5" draw:layer="layout" svg:width="11.642cm" svg:height="11.827cm" svg:x="2cm" svg:y="6.973cm">
          <draw:image xlink:href="Pictures/10000000000001B8000001BF0E2B81A4.png" xlink:type="simple" xlink:show="embed" xlink:actuate="onLoad">
            <text:p/>
          </draw:image>
        </draw:frame>
        <draw:frame draw:style-name="gr3" draw:text-style-name="P5" draw:layer="layout" svg:width="13.038cm" svg:height="13.486cm" svg:x="14.2cm" svg:y="5.114cm">
          <draw:image xlink:href="Pictures/1000000000000199000001A71868C3FE.png" xlink:type="simple" xlink:show="embed" xlink:actuate="onLoad">
            <text:p/>
          </draw:image>
        </draw:frame>
        <anim:par presentation:node-type="timing-root">
          <anim:par smil:begin="id1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6" draw:layer="layout" svg:width="25.199cm" svg:height="3.506cm" svg:x="1.4cm" svg:y="0.837cm" presentation:class="title" presentation:user-transformed="true">
          <draw:text-box>
            <text:p>透過散度和旋度的概念</text:p>
          </draw:text-box>
        </draw:frame>
        <draw:frame presentation:style-name="pr5" draw:text-style-name="P14" draw:layer="layout" svg:width="25.199cm" svg:height="18.494cm" svg:x="1.4cm" svg:y="5.414cm" presentation:class="outline" presentation:user-transformed="true">
          <draw:text-box>
            <text:list text:style-name="L3">
              <text:list-item>
                <text:p><text:span text:style-name="T12">馬克士威方程式被黑維賽重新描述如下</text:span></text:p>
              </text:list-item>
            </text:list>
          </draw:text-box>
        </draw:frame>
        <draw:frame draw:style-name="gr3" draw:text-style-name="P5" draw:layer="layout" svg:width="25.544cm" svg:height="11.2cm" svg:x="1.055cm" svg:y="7.2cm">
          <draw:image xlink:href="Pictures/100000000000036E000001812CD84D23.png" xlink:type="simple" xlink:show="embed" xlink:actuate="onLoad">
            <text:p/>
          </draw:image>
        </draw:frame>
        <anim:par presentation:node-type="timing-root">
          <anim:par smil:begin="id1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><text:span text:style-name="T5">而馬克士威所導出的波動方程式</text:span></text:p>
          </draw:text-box>
        </draw:frame>
        <draw:frame presentation:style-name="pr5" draw:text-style-name="P14" draw:layer="layout" svg:width="25.199cm" svg:height="18.494cm" svg:x="0.201cm" svg:y="5.6cm" presentation:class="outline" presentation:user-transformed="true">
          <draw:text-box>
            <text:list text:style-name="L3">
              <text:list-item>
                <text:p><text:span text:style-name="T14">也可以重新寫為</text:span><text:span text:style-name="T12"><text:line-break/></text:span><text:span text:style-name="T12"/></text:p>
              </text:list-item>
            </text:list>
          </draw:text-box>
        </draw:frame>
        <draw:frame draw:style-name="gr3" draw:text-style-name="P5" draw:layer="layout" svg:width="6.862cm" svg:height="2.723cm" svg:x="1.738cm" svg:y="7.354cm">
          <draw:image xlink:href="Pictures/10000000000000920000003AF7CC4693.png" xlink:type="simple" xlink:show="embed" xlink:actuate="onLoad">
            <text:p/>
          </draw:image>
        </draw:frame>
        <draw:frame draw:style-name="gr3" draw:text-style-name="P5" draw:layer="layout" svg:width="18.734cm" svg:height="16.008cm" svg:x="8.966cm" svg:y="4.1cm">
          <draw:image xlink:href="Pictures/10000000000002C40000025DDDCC78C7.png" xlink:type="simple" xlink:show="embed" xlink:actuate="onLoad">
            <text:p/>
          </draw:image>
        </draw:frame>
        <anim:par presentation:node-type="timing-root">
          <anim:par smil:begin="id1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6" draw:layer="layout" svg:width="17.4cm" svg:height="3.506cm" svg:x="1.4cm" svg:y="0.837cm" presentation:class="title" presentation:user-transformed="true">
          <draw:text-box>
            <text:p>根據波動方程式</text:p>
          </draw:text-box>
        </draw:frame>
        <draw:frame presentation:style-name="pr5" draw:text-style-name="P14" draw:layer="layout" svg:width="25.199cm" svg:height="18.494cm" svg:x="1.4cm" svg:y="4.914cm" presentation:class="outline" presentation:user-transformed="true">
          <draw:text-box>
            <text:list text:style-name="L3">
              <text:list-item>
                <text:p><text:span text:style-name="T12">可導出電磁波的速度公式為</text:span><text:span text:style-name="T12"><text:line-break/></text:span><text:span text:style-name="T12">在真空狀態下的介電率和導磁率分別為</text:span></text:p>
                <text:list>
                  <text:list-item>
                    <text:p><text:span text:style-name="T12">真空介電率</text:span></text:p>
                  </text:list-item>
                  <text:list-item>
                    <text:p><text:span text:style-name="T12">真空導磁率</text:span></text:p>
                  </text:list-item>
                </text:list>
              </text:list-item>
              <text:list-item>
                <text:p><text:span text:style-name="T12">於是計算出電磁波的速度為</text:span></text:p>
              </text:list-item>
            </text:list>
          </draw:text-box>
        </draw:frame>
        <draw:frame draw:style-name="gr3" draw:text-style-name="P5" draw:layer="layout" svg:width="6.768cm" svg:height="2.614cm" svg:x="18.832cm" svg:y="1.186cm">
          <draw:image xlink:href="Pictures/10000000000000960000003AF932C9AD.png" xlink:type="simple" xlink:show="embed" xlink:actuate="onLoad">
            <text:p/>
          </draw:image>
        </draw:frame>
        <draw:frame draw:style-name="gr3" draw:text-style-name="P5" draw:layer="layout" svg:width="2.8cm" svg:height="1.666cm" svg:x="18.6cm" svg:y="4.934cm">
          <draw:image xlink:href="Pictures/100000000000002F0000001CB1724DE1.png" xlink:type="simple" xlink:show="embed" xlink:actuate="onLoad">
            <text:p/>
          </draw:image>
        </draw:frame>
        <draw:frame draw:style-name="gr3" draw:text-style-name="P5" draw:layer="layout" svg:width="14.886cm" svg:height="1.4cm" svg:x="12.314cm" svg:y="9.8cm">
          <draw:image xlink:href="Pictures/10000000000001290000001C5A7B8DFE.png" xlink:type="simple" xlink:show="embed" xlink:actuate="onLoad">
            <text:p/>
          </draw:image>
        </draw:frame>
        <draw:frame draw:style-name="gr3" draw:text-style-name="P5" draw:layer="layout" svg:width="9.134cm" svg:height="1.498cm" svg:x="12.4cm" svg:y="12.502cm">
          <draw:image xlink:href="Pictures/10000000000000CF000000222DEE0D8A.png" xlink:type="simple" xlink:show="embed" xlink:actuate="onLoad">
            <text:p/>
          </draw:image>
        </draw:frame>
        <draw:frame draw:style-name="gr3" draw:text-style-name="P5" draw:layer="layout" svg:width="21.076cm" svg:height="1.4cm" svg:x="4.8cm" svg:y="17.2cm">
          <draw:image xlink:href="Pictures/10000000000001D20000001F48DB7241.png" xlink:type="simple" xlink:show="embed" xlink:actuate="onLoad">
            <text:p/>
          </draw:image>
        </draw:frame>
        <anim:par presentation:node-type="timing-root">
          <anim:par smil:begin="id1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3" draw:text-style-name="P11" draw:layer="layout" svg:width="25.199cm" svg:height="3.506cm" svg:x="1.4cm" svg:y="0.837cm" presentation:class="title">
          <draw:text-box>
            <text:p><text:span text:style-name="T8">以下是光速推論的範例</text:span></text:p>
          </draw:text-box>
        </draw:frame>
        <draw:frame draw:style-name="gr3" draw:text-style-name="P5" draw:layer="layout" svg:width="23.122cm" svg:height="14.037cm" svg:x="2.6cm" svg:y="4.955cm">
          <draw:image xlink:href="Pictures/10000000000002BC000001A90DFD7CA9.png" xlink:type="simple" xlink:show="embed" xlink:actuate="onLoad">
            <text:p/>
          </draw:image>
        </draw:frame>
        <anim:par presentation:node-type="timing-root">
          <anim:par smil:begin="id1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這也是為何馬克士威推測</text:span>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光是一種電磁波的原因，因為</text:span></text:p>
                <text:list>
                  <text:list-item>
                    <text:p><text:span text:style-name="T5">電磁波的速度</text:span><text:span text:style-name="T5">=</text:span><text:span text:style-name="T5">光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6" draw:layer="layout" svg:width="25.199cm" svg:height="3.506cm" svg:x="1.4cm" svg:y="0.837cm" presentation:class="title" presentation:user-transformed="true">
          <draw:text-box>
            <text:p>您可以看到</text:p>
          </draw:text-box>
        </draw:frame>
        <draw:frame presentation:style-name="pr5" draw:text-style-name="P15" draw:layer="layout" svg:width="25.8cm" svg:height="18.494cm" svg:x="1.4cm" svg:y="5.114cm" presentation:class="outline" presentation:user-transformed="true">
          <draw:text-box>
            <text:list text:style-name="L3">
              <text:list-item>
                <text:p><text:span text:style-name="T13">《方程式求解》導致《矩陣的發明》</text:span></text:p>
              </text:list-item>
              <text:list-item>
                <text:p><text:span text:style-name="T13">《矩陣》和《向量》有密不可分的關係，</text:span><text:span text:style-name="T13"><text:line-break/></text:span><text:span text:style-name="T13">這就是《線性代數》</text:span></text:p>
              </text:list-item>
              <text:list-item>
                <text:p><text:span text:style-name="T13">向量和微積分結合，形成了《向量微積分》</text:span></text:p>
              </text:list-item>
              <text:list-item>
                <text:p><text:span text:style-name="T13">向量微積分是用來解釋《電磁學》的重要工具</text:span></text:p>
              </text:list-item>
              <text:list-item>
                <text:p><text:span text:style-name="T13">於是又進一步發展出了《張量》的概念</text:span>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3" draw:layer="layout" svg:width="25.199cm" svg:height="3.506cm" svg:x="1.4cm" svg:y="0.837cm" presentation:class="title">
          <draw:text-box>
            <text:p>從上述的故事中</text:p>
          </draw:text-box>
        </draw:frame>
        <draw:frame presentation:style-name="pr4" draw:text-style-name="P1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您可以看到數學和物理發展之間的關係</text:span><text:span text:style-name="T12"><text:line-break/></text:span><text:span text:style-name="T12"><text:line-break/></text:span><text:span text:style-name="T12"/></text:p>
              </text:list-item>
              <text:list-item>
                <text:p><text:span text:style-name="T12">而數學和物理，正是西洋科學的兩大支柱</text:span></text:p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3" draw:layer="layout" svg:width="25.199cm" svg:height="3.506cm" svg:x="1.4cm" svg:y="0.837cm" presentation:class="title">
          <draw:text-box>
            <text:p>而科學的發展</text:p>
          </draw:text-box>
        </draw:frame>
        <draw:frame presentation:style-name="pr5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也正是在各個學科和數學的交互作用下，逐漸的強化</text:span></text:p>
              </text:list-item>
              <text:list-item>
                <text:p><text:span text:style-name="T6">實現了《理論與實驗》相互促進的正向循環</text:span>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6" draw:text-style-name="P11" draw:layer="layout" svg:width="25.199cm" svg:height="3.506cm" svg:x="1.4cm" svg:y="0.837cm" presentation:class="title" presentation:user-transformed="true">
          <draw:text-box>
            <text:p><text:span text:style-name="T8">這種相互促進的正向循環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正是西方科學之所以不斷進步的原因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3" draw:layer="layout" svg:width="25.199cm" svg:height="3.506cm" svg:x="1.4cm" svg:y="0.837cm" presentation:class="title">
          <draw:text-box>
            <text:p>雖然數學是抽象的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對於我來說</text:p>
              </text:list-item>
              <text:list-item>
                <text:p>太抽象的東西總是難以理解</text:p>
              </text:list-item>
              <text:list-item>
                <text:p>因此我喜歡把數學具象化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3" draw:layer="layout" svg:width="25.199cm" svg:height="3.506cm" svg:x="1.4cm" svg:y="0.837cm" presentation:class="title">
          <draw:text-box>
            <text:p>這就是為何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你會看到這份投影片的原因了！</text:span>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3" draw:layer="layout" svg:width="25.199cm" svg:height="3.506cm" svg:x="1.4cm" svg:y="0.837cm" presentation:class="title">
          <draw:text-box>
            <text:p>希望看完之後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您對向量、矩陣、線性代數</text:span></text:p>
              </text:list-item>
              <text:list-item>
                <text:p><text:span text:style-name="T6">還有電磁學和向量微積分之間</text:span></text:p>
              </text:list-item>
              <text:list-item>
                <text:p><text:span text:style-name="T6">會有進一步的認識！</text:span>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3" draw:layer="layout" svg:width="25.199cm" svg:height="3.506cm" svg:x="1.4cm" svg:y="0.837cm" presentation:class="title">
          <draw:text-box>
            <text:p>如果是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我們的目的就達到了！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3" draw:layer="layout" svg:width="25.199cm" svg:height="3.506cm" svg:x="1.4cm" svg:y="0.837cm" presentation:class="title">
          <draw:text-box>
            <text:p>當然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沒有講得很詳細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在理解了這些關係之後</text:p>
              </text:list-item>
            </text:list>
          </draw:text-box>
        </draw:frame>
        <anim:par presentation:node-type="timing-root">
          <anim:par smil:begin="id1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draw:frame presentation:style-name="pr3" draw:layer="layout" svg:width="25.199cm" svg:height="3.506cm" svg:x="1.4cm" svg:y="0.837cm" presentation:class="title">
          <draw:text-box>
            <text:p>或許您會找到一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draw:frame presentation:style-name="pr6" draw:layer="layout" svg:width="25.199cm" svg:height="3.506cm" svg:x="1.4cm" svg:y="0.837cm" presentation:class="title" presentation:user-transformed="true">
          <draw:text-box>
            <text:p>有效理解</text:p>
          </draw:text-box>
        </draw:frame>
        <draw:frame presentation:style-name="pr4" draw:text-style-name="P7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數學和物理學之間關係的出發點！</text:span>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6" draw:layer="layout" svg:width="25.199cm" svg:height="3.506cm" svg:x="1.4cm" svg:y="0.837cm" presentation:class="title" presentation:user-transformed="true">
          <draw:text-box>
            <text:p>希望您會喜歡</text:p>
          </draw:text-box>
        </draw:frame>
        <draw:frame presentation:style-name="pr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這次的十分鐘系列內容！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</anim:par>
        <presentation:notes draw:style-name="dp2">
          <draw:page-thumbnail draw:style-name="gr4" draw:layer="layout" svg:width="14.848cm" svg:height="11.136cm" svg:x="3.075cm" svg:y="2.257cm" draw:page-number="1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3" draw:layer="layout" svg:width="25.199cm" svg:height="3.506cm" svg:x="1.4cm" svg:y="0.837cm" presentation:class="title">
          <draw:text-box>
            <text:p>再會了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下次見！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7T21:08:39.880000000</dc:date>
    <meta:editing-duration>P1DT14H45M53S</meta:editing-duration>
    <meta:editing-cycles>394</meta:editing-cycles>
    <meta:generator>LibreOffice/4.4.1.2$Windows_x86 LibreOffice_project/45e2de17089c24a1fa810c8f975a7171ba4cd432</meta:generator>
    <meta:document-statistic meta:object-count="687"/>
  </office:meta>
</office:document-meta>
</file>